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officeooo:rsid="0036fc23" officeooo:paragraph-rsid="0036fc23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officeooo:rsid="0036fc23" officeooo:paragraph-rsid="0036fc23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4pt" officeooo:rsid="0039742a" officeooo:paragraph-rsid="0039742a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37e82f" style:font-size-asian="12.25pt" style:font-size-complex="14pt"/>
    </style:style>
    <style:style style:name="T3" style:family="text">
      <style:text-properties officeooo:rsid="0037e8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load R0,[0xA0]</text:span></text:p>
      <text:p text:style-name="P3">load R1,[0xA1]</text:p>
      <text:p text:style-name="P3">load R3,48</text:p>
      <text:p text:style-name="P3">load R6,1</text:p>
      <text:p text:style-name="P3">load R2,255</text:p>
      <text:p text:style-name="P3">xor R4,R1,R2</text:p>
      <text:p text:style-name="P3">addi R5,R4,R6</text:p>
      <text:p text:style-name="P3">jmpLE R1&lt;=R0,topla</text:p>
      <text:p text:style-name="P3">jmp lable</text:p>
      <text:p text:style-name="P3"/>
      <text:p text:style-name="P3"/>
      <text:p text:style-name="P3"/>
      <text:p text:style-name="P3">topla:addi R0,R0,R5</text:p>
      <text:p text:style-name="P3">jmpLE R1&lt;=R0,topla</text:p>
      <text:p text:style-name="P3">addi R0,R0,R3</text:p>
      <text:p text:style-name="P3">lable:move RF,R0 </text:p>
      <text:p text:style-name="P3">ha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3:32:45.834738468</meta:creation-date>
    <dc:date>2017-10-04T17:49:03.100367913</dc:date>
    <meta:editing-duration>PT2H3M1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7" meta:character-count="181" meta:non-whitespace-character-count="167"/>
  </office:meta>
</office:document-meta>
</file>